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0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-color="#ff950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0084d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42cm" fo:padding-top="0cm" fo:padding-bottom="0cm" fo:padding-left="0cm" fo:padding-right="0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853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716cm" fo:padding-top="0cm" fo:padding-bottom="0cm" fo:padding-left="0cm" fo:padding-right="0cm"/>
    </style:style>
    <style:style style:name="gr9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932cm" fo:padding-top="0cm" fo:padding-bottom="0cm" fo:padding-left="0cm" fo:padding-right="0cm"/>
    </style:style>
    <style:style style:name="gr12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13" style:family="graphic" style:parent-style-name="standard">
      <style:graphic-properties draw:stroke="none" svg:stroke-width="0.051cm" svg:stroke-color="#000000" draw:marker-start-width="0.355cm" draw:marker-end-width="0.355cm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14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13cm" fo:padding-top="0cm" fo:padding-bottom="0cm" fo:padding-left="0cm" fo:padding-right="0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svg:stroke-color="#000000" draw:fill-color="#e6e6e6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78cm" fo:padding-top="0cm" fo:padding-bottom="0cm" fo:padding-left="0cm" fo:padding-right="0cm"/>
    </style:style>
    <style:style style:name="gr19" style:family="graphic" style:parent-style-name="standard">
      <style:graphic-properties svg:stroke-color="#000000" draw:marker-end="Arrow" draw:marker-end-width="0.102cm" draw:textarea-horizontal-align="center" draw:textarea-vertical-align="middle"/>
    </style:style>
    <style:style style:name="gr20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251cm" fo:padding-top="0cm" fo:padding-bottom="0cm" fo:padding-left="0cm" fo:padding-right="0cm"/>
    </style:style>
    <style:style style:name="gr22" style:family="graphic" style:parent-style-name="standard">
      <style:graphic-properties svg:stroke-width="0.051cm" svg:stroke-color="#000000" draw:marker-start-width="0.457cm" draw:marker-end-width="0.457cm" draw:fill="solid" draw:fill-color="#eeeeee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102cm" draw:shadow-offset-y="0.102cm" draw:shadow-opacity="5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559cm" fo:padding-top="0cm" fo:padding-bottom="0cm" fo:padding-left="0cm" fo:padding-right="0cm"/>
    </style:style>
    <style:style style:name="gr24" style:family="graphic" style:parent-style-name="standard">
      <style:graphic-properties svg:stroke-color="#000000" draw:fill-color="#666666" draw:textarea-horizontal-align="center" draw:textarea-vertical-align="middle"/>
    </style:style>
    <style:style style:name="gr25" style:family="graphic" style:parent-style-name="objectwithoutfill">
      <style:graphic-properties svg:stroke-color="#808080" draw:marker-end="Arrow" draw:marker-end-width="0.152cm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77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632cm" fo:padding-top="0cm" fo:padding-bottom="0cm" fo:padding-left="0cm" fo:padding-right="0cm"/>
    </style:style>
    <style:style style:name="gr28" style:family="graphic" style:parent-style-name="standard">
      <style:graphic-properties svg:stroke-color="#999999" draw:marker-end="Arrow" draw:marker-end-width="0.102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132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912cm" fo:padding-top="0cm" fo:padding-bottom="0cm" fo:padding-left="0cm" fo:padding-right="0cm"/>
    </style:style>
    <style:style style:name="gr31" style:family="graphic" style:parent-style-name="standard">
      <style:graphic-properties draw:stroke="none" svg:stroke-width="0.051cm" svg:stroke-color="#000000" draw:marker-start-width="0.355cm" draw:marker-end-width="0.355cm" draw:fill-color="#999999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364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534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214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478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6" style:family="paragraph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left="0cm" fo:margin-right="0cm" fo:text-indent="0cm"/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8pt" fo:font-weight="bold" style:font-weight-asian="bold" style:font-weight-complex="bold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Garamond" style:font-family-generic="roman" style:font-pitch="variable" fo:font-size="8pt" style:font-size-asian="8pt" style:font-size-complex="8pt"/>
    </style:style>
    <style:style style:name="T4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Calibri" style:font-family-generic="swiss" style:font-pitch="variable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432cm" svg:height="14.554cm" svg:x="8.53cm" svg:y="3.102cm">
          <text:p/>
          <draw:enhanced-geometry svg:viewBox="0 0 21600 21600" draw:path-stretchpoint-x="10800" draw:path-stretchpoint-y="10800" draw:text-areas="?f3 ?f4 ?f5 ?f6" draw:type="round-rectangle" draw:modifiers="238.0115990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204cm" svg:height="0.429cm" svg:x="30.631cm" svg:y="17.825cm">
          <draw:text-box>
            <text:p><text:span text:style-name="T1">DataBot</text:span></text:p>
          </draw:text-box>
        </draw:frame>
        <draw:custom-shape draw:style-name="gr3" draw:text-style-name="P1" draw:layer="layout" svg:width="9.169cm" svg:height="3.162cm" svg:x="12.604cm" svg:y="13.944cm">
          <text:p/>
          <draw:enhanced-geometry svg:viewBox="0 0 21600 21600" draw:path-stretchpoint-x="10800" draw:path-stretchpoint-y="10800" draw:text-areas="?f3 ?f4 ?f5 ?f6" draw:type="round-rectangle" draw:modifiers="402.9086310464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0.549cm" svg:height="1.8cm" svg:x="16.961cm" svg:y="10.86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3" draw:layer="layout" svg:width="1.42cm" svg:height="0.344cm" svg:x="15.445cm" svg:y="11.526cm">
            <draw:text-box>
              <text:p><text:span text:style-name="T2">eventQueue</text:span></text:p>
            </draw:text-box>
          </draw:frame>
        </draw:g>
        <draw:custom-shape draw:style-name="gr1" draw:text-style-name="P1" draw:layer="layout" svg:width="1.988cm" svg:height="1.764cm" svg:x="5.415cm" svg:y="14.486cm">
          <text:p/>
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1.988cm" svg:height="1.764cm" svg:x="5.281cm" svg:y="10.334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" draw:layer="layout" svg:width="0.853cm" svg:height="0.429cm" svg:x="5.294cm" svg:y="9.908cm">
            <draw:text-box>
              <text:p><text:span text:style-name="T1">Timer</text:span></text:p>
            </draw:text-box>
          </draw:frame>
        </draw:g>
        <draw:frame draw:style-name="gr8" draw:text-style-name="P2" draw:layer="layout" svg:width="2.716cm" svg:height="0.429cm" svg:x="5.469cm" svg:y="16.288cm">
          <draw:text-box>
            <text:p><text:span text:style-name="T1">DataBotTimerTask</text:span></text:p>
          </draw:text-box>
        </draw:frame>
        <draw:g>
          <draw:line draw:style-name="gr9" draw:text-style-name="P1" draw:layer="layout" svg:x1="4.245cm" svg:y1="15.357cm" svg:x2="5.718cm" svg:y2="15.354cm">
            <text:p/>
          </draw:line>
          <draw:frame draw:style-name="gr10" draw:text-style-name="P5" draw:layer="layout" svg:width="0.595cm" svg:height="0.323cm" svg:x="4.647cm" svg:y="15.188cm">
            <draw:text-box>
              <text:p text:style-name="P4"><text:span text:style-name="T3">run()</text:span></text:p>
            </draw:text-box>
          </draw:frame>
        </draw:g>
        <draw:g>
          <draw:custom-shape draw:style-name="gr1" draw:text-style-name="P1" draw:layer="layout" svg:width="1.988cm" svg:height="1.764cm" svg:x="13.419cm" svg:y="14.698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3.429cm" svg:y="14.23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5.62cm" svg:y="14.712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5.63cm" svg:y="14.244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9.021cm" svg:y="14.726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9.031cm" svg:y="14.258cm">
            <draw:text-box>
              <text:p><text:span text:style-name="T4">MetricSource</text:span></text:p>
            </draw:text-box>
          </draw:frame>
        </draw:g>
        <draw:polyline draw:style-name="gr12" draw:text-style-name="P1" draw:layer="layout" svg:width="2.79cm" svg:height="2.273cm" svg:x="14.46cm" svg:y="12.71cm" svg:viewBox="0 0 2791 2274" draw:points="0,2274 0,455 2791,455 2791,0">
          <text:p/>
        </draw:polyline>
        <draw:polyline draw:style-name="gr12" draw:text-style-name="P1" draw:layer="layout" svg:width="0.734cm" svg:height="2.274cm" svg:x="16.51cm" svg:y="12.71cm" svg:viewBox="0 0 735 2275" draw:points="0,2275 0,758 735,758 735,0">
          <text:p/>
        </draw:polyline>
        <draw:polyline draw:style-name="gr12" draw:text-style-name="P1" draw:layer="layout" svg:width="2.814cm" svg:height="2.273cm" svg:x="17.241cm" svg:y="12.711cm" svg:viewBox="0 0 2815 2274" draw:points="2815,2274 2815,455 0,455 0,0">
          <text:p/>
        </draw:polyline>
        <draw:custom-shape draw:style-name="gr13" draw:text-style-name="P1" draw:layer="layout" svg:width="9.169cm" svg:height="3.471cm" svg:x="12.622cm" svg:y="6.342cm">
          <text:p/>
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.988cm" svg:height="1.764cm" svg:x="13.477cm" svg:y="7.327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13.453cm" svg:y="6.609cm">
            <draw:text-box>
              <text:p><text:span text:style-name="T4">DataConsumer</text:span></text:p>
            </draw:text-box>
          </draw:frame>
          <draw:frame draw:style-name="gr15" draw:text-style-name="P2" draw:layer="layout" svg:width="4.13cm" svg:height="0.429cm" svg:x="13.487cm" svg:y="6.91cm">
            <draw:text-box>
              <text:p><text:span text:style-name="T1">AsynchronousCsvLineWriter</text:span></text:p>
            </draw:text-box>
          </draw:frame>
          <draw:polyline draw:style-name="gr16" draw:text-style-name="P1" draw:layer="layout" svg:width="0.237cm" svg:height="0.669cm" svg:x="13.287cm" svg:y="6.847cm" svg:viewBox="0 0 238 670" draw:points="238,670 0,670 0,0 189,0">
            <text:p/>
          </draw:polyline>
          <draw:rect draw:style-name="gr17" draw:text-style-name="P1" draw:layer="layout" svg:width="0.179cm" svg:height="1.537cm" svg:x="13.398cm" svg:y="7.427cm">
            <text:p/>
          </draw:rect>
        </draw:g>
        <draw:g>
          <draw:custom-shape draw:style-name="gr1" draw:text-style-name="P1" draw:layer="layout" svg:width="1.988cm" svg:height="1.764cm" svg:x="18.897cm" svg:y="7.327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18.907cm" svg:y="6.859cm">
            <draw:text-box>
              <text:p><text:span text:style-name="T4">DataConsumer</text:span></text:p>
            </draw:text-box>
          </draw:frame>
        </draw:g>
        <draw:g>
          <draw:frame draw:style-name="gr18" draw:text-style-name="P7" draw:layer="layout" svg:width="0.878cm" svg:height="0.344cm" svg:x="10.791cm" svg:y="14.095cm">
            <draw:text-box>
              <text:p><text:span text:style-name="T2">sources</text:span></text:p>
            </draw:text-box>
          </draw:frame>
          <draw:line draw:style-name="gr19" draw:text-style-name="P1" draw:layer="layout" svg:x1="12.104cm" svg:y1="14.303cm" svg:x2="12.554cm" svg:y2="14.303cm">
            <text:p/>
          </draw:line>
          <draw:custom-shape draw:style-name="gr20" draw:text-style-name="P1" draw:layer="layout" svg:width="0.416cm" svg:height="0.104cm" svg:x="11.788cm" svg:y="1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1" draw:text-style-name="P7" draw:layer="layout" svg:width="1.251cm" svg:height="0.344cm" svg:x="9.331cm" svg:y="6.731cm">
            <draw:text-box>
              <text:p><text:span text:style-name="T2">consumers</text:span></text:p>
            </draw:text-box>
          </draw:frame>
          <draw:custom-shape draw:style-name="gr22" draw:text-style-name="P1" draw:layer="layout" svg:width="0.898cm" svg:height="0.328cm" svg:x="11.483cm" svg:y="6.766cm">
            <text:p/>
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8" draw:layer="layout" svg:width="0.467cm" svg:height="0.348cm" svg:x="11.695cm" svg:y="6.38cm">
            <draw:text-box>
              <text:p text:style-name="P4"><text:span text:style-name="T5">List</text:span></text:p>
            </draw:text-box>
          </draw:frame>
          <draw:line draw:style-name="gr19" draw:text-style-name="P1" draw:layer="layout" svg:x1="11.044cm" svg:y1="6.939cm" svg:x2="11.494cm" svg:y2="6.939cm">
            <text:p/>
          </draw:line>
          <draw:custom-shape draw:style-name="gr20" draw:text-style-name="P1" draw:layer="layout" svg:width="0.416cm" svg:height="0.104cm" svg:x="10.728cm" svg:y="6.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24" draw:text-style-name="P1" draw:layer="layout" svg:width="0.133cm" svg:height="0.133cm" svg:x="11.59cm" svg:y="6.86cm">
            <text:p/>
          </draw:circle>
          <draw:circle draw:style-name="gr24" draw:text-style-name="P1" draw:layer="layout" svg:width="0.133cm" svg:height="0.133cm" svg:x="12.136cm" svg:y="6.855cm">
            <text:p/>
          </draw:circle>
        </draw:g>
        <draw:polyline draw:style-name="gr12" draw:text-style-name="P1" draw:layer="layout" svg:width="2.814cm" svg:height="2.202cm" svg:x="14.396cm" svg:y="9.16cm" svg:viewBox="0 0 2815 2203" draw:points="2813,2203 2815,1204 0,1204 0,0">
          <text:p/>
        </draw:polyline>
        <draw:g>
          <draw:path draw:style-name="gr25" draw:text-style-name="P1" draw:layer="layout" svg:width="1.595cm" svg:height="3.988cm" svg:x="5.623cm" svg:y="11.421cm" svg:viewBox="0 0 1596 3989" svg:d="M49 1403c-15-533 189-1402 729-1402 580-48 822 1216 818 1800-15 1487-254 2128-778 2187-467 15-875-467-811-2225">
            <text:p/>
          </draw:path>
          <draw:frame draw:style-name="gr26" draw:text-style-name="P7" draw:layer="layout" svg:width="2.775cm" svg:height="0.348cm" svg:x="2.832cm" svg:y="12.832cm">
            <draw:text-box>
              <text:p text:style-name="P4"><text:span text:style-name="T2">“</text:span><text:span text:style-name="T2">DataBot Timer Thread”</text:span></text:p>
            </draw:text-box>
          </draw:frame>
        </draw:g>
        <draw:g>
          <draw:frame draw:style-name="gr27" draw:text-style-name="P7" draw:layer="layout" svg:width="0.632cm" svg:height="0.344cm" svg:x="9.418cm" svg:y="10.346cm">
            <draw:text-box>
              <text:p><text:span text:style-name="T2">timer</text:span></text:p>
            </draw:text-box>
          </draw:frame>
          <draw:custom-shape draw:style-name="gr20" draw:text-style-name="P1" draw:layer="layout" svg:width="0.416cm" svg:height="0.104cm" svg:x="8.915cm" svg:y="10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8.904cm" svg:y1="10.55cm" svg:x2="7.273cm" svg:y2="10.55cm">
            <text:p/>
          </draw:line>
        </draw:g>
        <draw:g>
          <draw:frame draw:style-name="gr29" draw:text-style-name="P7" draw:layer="layout" svg:width="1.132cm" svg:height="0.344cm" svg:x="9.536cm" svg:y="15.204cm">
            <draw:text-box>
              <text:p><text:span text:style-name="T2">timerTask</text:span></text:p>
            </draw:text-box>
          </draw:frame>
          <draw:custom-shape draw:style-name="gr20" draw:text-style-name="P1" draw:layer="layout" svg:width="0.416cm" svg:height="0.104cm" svg:x="9.033cm" svg:y="15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9.022cm" svg:y1="15.408cm" svg:x2="7.391cm" svg:y2="15.408cm">
            <text:p/>
          </draw:line>
        </draw:g>
        <draw:g>
          <draw:frame draw:style-name="gr30" draw:text-style-name="P7" draw:layer="layout" svg:width="0.912cm" svg:height="0.344cm" svg:x="5.848cm" svg:y="15.407cm">
            <draw:text-box>
              <text:p><text:span text:style-name="T2">dataBot</text:span></text:p>
            </draw:text-box>
          </draw:frame>
          <draw:custom-shape draw:style-name="gr20" draw:text-style-name="P1" draw:layer="layout" svg:width="0.416cm" svg:height="0.104cm" svg:x="6.838cm" svg:y="15.5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7.224cm" svg:y1="15.578cm" svg:x2="8.545cm" svg:y2="15.573cm">
            <text:p/>
          </draw:line>
        </draw:g>
        <draw:g>
          <draw:custom-shape draw:style-name="gr6" draw:text-style-name="P1" draw:layer="layout" svg:width="10.416cm" svg:height="4.886cm" svg:x="24.729cm" svg:y="3.76cm">
            <text:p/>
            <draw:enhanced-geometry svg:viewBox="0 0 21600 21600" draw:path-stretchpoint-x="10800" draw:path-stretchpoint-y="10800" draw:text-areas="?f3 ?f4 ?f5 ?f6" draw:type="round-rectangle" draw:modifiers="529.2649098474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24.682cm" svg:y="3.309cm">
            <draw:text-box>
              <text:p><text:span text:style-name="T4">Configuration</text:span></text:p>
            </draw:text-box>
          </draw:frame>
          <draw:custom-shape draw:style-name="gr31" draw:text-style-name="P1" draw:layer="layout" svg:width="5.789cm" svg:height="2.161cm" svg:x="25.14cm" svg:y="6.127cm">
            <text:p/>
  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1" draw:layer="layout" svg:width="0.819cm" svg:height="0.803cm" svg:x="25.431cm" svg:y="6.884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5.441cm" svg:y="6.416cm">
              <draw:text-box>
                <text:p><text:span text:style-name="T4">MetricDefinition</text:span></text:p>
              </draw:text-box>
            </draw:frame>
          </draw:g>
          <draw:g>
            <draw:custom-shape draw:style-name="gr1" draw:text-style-name="P1" draw:layer="layout" svg:width="0.819cm" svg:height="0.803cm" svg:x="28.218cm" svg:y="6.897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8.228cm" svg:y="6.429cm">
              <draw:text-box>
                <text:p><text:span text:style-name="T4">MetricDefinition</text:span></text:p>
              </draw:text-box>
            </draw:frame>
          </draw:g>
          <draw:custom-shape draw:style-name="gr31" draw:text-style-name="P1" draw:layer="layout" svg:width="5.789cm" svg:height="1.766cm" svg:x="25.177cm" svg:y="4.135cm">
            <text:p/>
  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1" draw:layer="layout" svg:width="0.819cm" svg:height="0.803cm" svg:x="25.543cm" svg:y="4.742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5.553cm" svg:y="4.274cm">
              <draw:text-box>
                <text:p><text:span text:style-name="T4">Address</text:span></text:p>
              </draw:text-box>
            </draw:frame>
          </draw:g>
          <draw:g>
            <draw:custom-shape draw:style-name="gr1" draw:text-style-name="P1" draw:layer="layout" svg:width="0.819cm" svg:height="0.803cm" svg:x="28.33cm" svg:y="4.755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8.34cm" svg:y="4.287cm">
              <draw:text-box>
                <text:p><text:span text:style-name="T4">Address</text:span></text:p>
              </draw:text-box>
            </draw:frame>
          </draw:g>
          <draw:frame draw:style-name="gr23" draw:text-style-name="P8" draw:layer="layout" svg:width="0.467cm" svg:height="0.348cm" svg:x="25.406cm" svg:y="3.8cm">
            <draw:text-box>
              <text:p text:style-name="P4"><text:span text:style-name="T5">Set</text:span></text:p>
            </draw:text-box>
          </draw:frame>
          <draw:g>
            <draw:custom-shape draw:style-name="gr1" draw:text-style-name="P1" draw:layer="layout" svg:width="0.819cm" svg:height="0.803cm" svg:x="31.655cm" svg:y="4.401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999cm" svg:height="0.429cm" svg:x="31.665cm" svg:y="3.933cm">
              <draw:text-box>
                <text:p><text:span text:style-name="T4">MetricSourceFactory</text:span></text:p>
              </draw:text-box>
            </draw:frame>
          </draw:g>
        </draw:g>
        <draw:g>
          <draw:frame draw:style-name="gr33" draw:text-style-name="P7" draw:layer="layout" svg:width="1.534cm" svg:height="0.344cm" svg:x="21.878cm" svg:y="3.898cm">
            <draw:text-box>
              <text:p><text:span text:style-name="T2">configuration</text:span></text:p>
            </draw:text-box>
          </draw:frame>
          <draw:custom-shape draw:style-name="gr20" draw:text-style-name="P1" draw:layer="layout" svg:width="0.416cm" svg:height="0.104cm" svg:x="23.468cm" svg:y="4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23.821cm" svg:y1="4.086cm" svg:x2="24.722cm" svg:y2="4.08cm">
            <text:p/>
          </draw:line>
        </draw:g>
        <draw:frame draw:style-name="gr34" draw:text-style-name="P2" draw:layer="layout" svg:width="4.214cm" svg:height="0.429cm" svg:x="12.577cm" svg:y="13.489cm">
          <draw:text-box>
            <text:p><text:span text:style-name="T1">MetricSourceRepositoryImpl</text:span></text:p>
          </draw:text-box>
        </draw:frame>
        <draw:custom-shape draw:style-name="gr22" draw:text-style-name="P1" draw:layer="layout" svg:width="0.898cm" svg:height="0.328cm" svg:x="5.742cm" svg:y="7.149cm">
          <text:p/>
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8" draw:layer="layout" svg:width="0.467cm" svg:height="0.348cm" svg:x="5.954cm" svg:y="6.763cm">
          <draw:text-box>
            <text:p text:style-name="P4"><text:span text:style-name="T5">List</text:span></text:p>
          </draw:text-box>
        </draw:frame>
        <draw:circle draw:style-name="gr24" draw:text-style-name="P1" draw:layer="layout" svg:width="0.133cm" svg:height="0.133cm" svg:x="5.849cm" svg:y="7.243cm">
          <text:p/>
        </draw:circle>
        <draw:circle draw:style-name="gr24" draw:text-style-name="P1" draw:layer="layout" svg:width="0.133cm" svg:height="0.133cm" svg:x="6.395cm" svg:y="7.238cm">
          <text:p/>
        </draw:circle>
        <draw:frame draw:style-name="gr35" draw:text-style-name="P6" draw:layer="layout" svg:width="3.478cm" svg:height="0.429cm" svg:x="12.586cm" svg:y="13.172cm">
          <draw:text-box>
            <text:p><text:span text:style-name="T4">MetricSourceRepository</text:span></text:p>
          </draw:text-box>
        </draw:frame>
        <draw:polyline draw:style-name="gr16" draw:text-style-name="P1" draw:layer="layout" svg:width="0.237cm" svg:height="0.669cm" svg:x="12.407cm" svg:y="13.513cm" svg:viewBox="0 0 238 670" draw:points="238,670 0,670 0,0 189,0">
          <text:p/>
        </draw:polyline>
        <draw:rect draw:style-name="gr17" draw:text-style-name="P1" draw:layer="layout" svg:width="0.179cm" svg:height="1.537cm" svg:x="12.518cm" svg:y="14.09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7-06-12T12:34:59</meta:creation-date>
    <dc:date>2017-06-13T15:57:11</dc:date>
    <dc:creator>Ovidiu Feodorov</dc:creator>
    <meta:editing-duration>PT6H4M51S</meta:editing-duration>
    <meta:editing-cycles>17</meta:editing-cycles>
    <meta:generator>OpenOffice/4.1.1$Unix OpenOffice.org_project/411m6$Build-9775</meta:generator>
    <meta:document-statistic meta:object-count="97"/>
  </office:meta>
</office:document-meta>
</file>